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Um dein vollkommen autarkes LoRa-Bienenstock-Waagen-System maximal langlebig, wartungsarm und robust gegen Witterungseinflüsse zu gestalten, solltest du folgende Aspekte in deinem Gehäuse- und Verkabelungskonzept berücksichtigen:</text:p>
      <text:h text:style-name="Heading_20_3" text:outline-level="3">1. Gehäuse</text:h>
      <text:p text:style-name="Text_20_body"><text:span text:style-name="Strong_20_Emphasis">Materialwahl und Konstruktion:</text:span></text:p>
      <text:list text:style-name="L1">
        <text:list-item>
          <text:p text:style-name="P1"><text:span text:style-name="Strong_20_Emphasis">Gehäusematerial</text:span>: Polycarbonat- oder ABS-Kunststoffgehäuse (IP67 oder höher). Diese Materialien sind robust, UV-beständig und gut gegen Temperaturschwankungen geschützt.</text:p>
        </text:list-item>
        <text:list-item>
          <text:p text:style-name="P1"><text:span text:style-name="Strong_20_Emphasis">Dichtungen</text:span>: Hochwertige Silikon- oder Gummidichtungen verwenden, um vollständige Wasserdichtigkeit zu garantieren.</text:p>
        </text:list-item>
        <text:list-item>
          <text:p text:style-name="P1"><text:span text:style-name="Strong_20_Emphasis">Belüftung</text:span>: Kleine Gore-Tex-Membran oder atmungsaktive Ventile integrieren, um Kondensation zu vermeiden und gleichzeitig Schutz gegen Wasser und Insekten zu gewährleisten.</text:p>
        </text:list-item>
      </text:list>
      <text:p text:style-name="Text_20_body"><text:span text:style-name="Strong_20_Emphasis">Montage und Platzierung:</text:span></text:p>
      <text:list text:style-name="L2">
        <text:list-item>
          <text:p text:style-name="P2">Montage an einer geschützten Position, z.B. unter dem Bienenstock oder seitlich am Stockständer, sodass das Gehäuse vor direkter Sonneneinstrahlung, Regen und mechanischen Belastungen geschützt bleibt.</text:p>
        </text:list-item>
        <text:list-item>
          <text:p text:style-name="P2">Solarpanel getrennt vom Elektronikgehäuse installieren, idealerweise an einer leicht zugänglichen Stelle zur einfachen Reinigung und Wartung.</text:p>
        </text:list-item>
      </text:list>
      <text:p text:style-name="Horizontal_20_Line"/>
      <text:h text:style-name="Heading_20_3" text:outline-level="3">2. Mechanische Konstruktion der Waage</text:h>
      <text:p text:style-name="Text_20_body"><text:span text:style-name="Strong_20_Emphasis">Frei bewegliche Waageplatten:</text:span></text:p>
      <text:list text:style-name="L3">
        <text:list-item>
          <text:p text:style-name="P3">Die Waageplatten sollten über elastische, aber mechanisch belastbare Verbindungen (z.B. Silikonlager oder spezielle elastische Abstandshalter) an den Wägezellen angebracht sein. Dies erlaubt Beweglichkeit bei gleichzeitig hoher Robustheit.</text:p>
        </text:list-item>
        <text:list-item>
          <text:p text:style-name="P3">Die Befestigungen müssen spielfrei sein, um Messungenauigkeiten zu minimieren, aber dennoch keine Spannungen auf die Wägezellen übertragen.</text:p>
        </text:list-item>
      </text:list>
      <text:p text:style-name="Text_20_body"><text:span text:style-name="Strong_20_Emphasis">Wägezellen-Schutz:</text:span></text:p>
      <text:list text:style-name="L4">
        <text:list-item>
          <text:p text:style-name="P4">Wägezellen in robusten Metallgehäusen oder gut gedichteten Kunststoffgehäusen platzieren, zusätzlich ggf. mit einer dünnen Schicht neutralvernetzendem Silikon oder flexiblem Epoxidharz vergießen, um sie gegen Feuchtigkeit und mechanische Beschädigungen zu schützen.</text:p>
        </text:list-item>
      </text:list>
      <text:p text:style-name="Horizontal_20_Line"/>
      <text:h text:style-name="Heading_20_3" text:outline-level="3">3. Verkabelung</text:h>
      <text:p text:style-name="Text_20_body"><text:span text:style-name="Strong_20_Emphasis">Verbindungstechnik:</text:span></text:p>
      <text:list text:style-name="L5">
        <text:list-item>
          <text:p text:style-name="P5">Wasserdichte, industrielle Steckverbinder (z.B. IP68 Steckverbinder von Phoenix Contact oder ähnliche Industriequalität) für alle externen Verbindungen verwenden.</text:p>
        </text:list-item>
        <text:list-item>
          <text:p text:style-name="P5"><text:soft-page-break/>Hochwertige Kabelverschraubungen (Kunststoff mit integrierter Dichtung) nutzen, um Kabeldurchführungen dauerhaft abzudichten.</text:p>
        </text:list-item>
      </text:list>
      <text:p text:style-name="Text_20_body"><text:span text:style-name="Strong_20_Emphasis">Kabelschutz:</text:span></text:p>
      <text:list text:style-name="L6">
        <text:list-item>
          <text:p text:style-name="P6">Alle Kabel sollten in flexiblen, UV-beständigen Schutzschläuchen verlegt sein. Alternativ Metallgeflechtschläuche (Stahl oder Aluminium) verwenden, wenn Gefahr durch Nagetiere besteht.</text:p>
        </text:list-item>
        <text:list-item>
          <text:p text:style-name="P6">Die Länge der Kabel möglichst kurz halten, um Störungen zu vermeiden, jedoch ausreichend Spiel lassen, um Bewegung und Montagearbeiten zu erleichtern.</text:p>
        </text:list-item>
      </text:list>
      <text:p text:style-name="Horizontal_20_Line"/>
      <text:h text:style-name="Heading_20_3" text:outline-level="3">4. Elektronik und Langlebigkeit</text:h>
      <text:p text:style-name="Text_20_body"><text:span text:style-name="Strong_20_Emphasis">Elektronikschutz:</text:span></text:p>
      <text:list text:style-name="L7">
        <text:list-item>
          <text:p text:style-name="P7">Elektronikkomponenten (ESP32, HX711, BME280 etc.) innerhalb des Gehäuses zusätzlich durch eine innere Trennwand oder separates Untergehäuse schützen, um mechanische Belastung und mögliche Kondensation weiter zu reduzieren.</text:p>
        </text:list-item>
      </text:list>
      <text:p text:style-name="Text_20_body"><text:span text:style-name="Strong_20_Emphasis">Korrosionsschutz:</text:span></text:p>
      <text:list text:style-name="L8">
        <text:list-item>
          <text:p text:style-name="P8">Alle elektronischen Kontakte entweder vergolden oder regelmäßig mit Schutzmitteln (z.B. Kontaktfett oder spezieller Elektronikspray) behandeln, um Korrosion durch Luftfeuchtigkeit zu vermeiden.</text:p>
        </text:list-item>
      </text:list>
      <text:p text:style-name="Horizontal_20_Line"/>
      <text:h text:style-name="Heading_20_3" text:outline-level="3">5. Stromversorgung und Energiemanagement</text:h>
      <text:p text:style-name="Text_20_body"><text:span text:style-name="Strong_20_Emphasis">Akkutyp und Schutz:</text:span></text:p>
      <text:list text:style-name="L9">
        <text:list-item>
          <text:p text:style-name="P9">LiFePO4-Akkus statt Li-Ion verwenden. Diese Akkus bieten eine wesentlich bessere Zyklenfestigkeit, Temperaturbeständigkeit und Sicherheit bei Außentemperaturen.</text:p>
        </text:list-item>
        <text:list-item>
          <text:p text:style-name="P9">Akku durch eine zusätzliche Isolierungsschicht (z.B. Styropor oder geschäumtes Material) vor extremen Temperaturen schützen.</text:p>
        </text:list-item>
      </text:list>
      <text:p text:style-name="Text_20_body"><text:span text:style-name="Strong_20_Emphasis">Solarpanel:</text:span></text:p>
      <text:list text:style-name="L10">
        <text:list-item>
          <text:p text:style-name="P10">Solarzellen mit gehärtetem Glas verwenden, da diese deutlich robuster und langlebiger gegenüber Kunststoff- oder Folien-Solarpanels sind.</text:p>
        </text:list-item>
        <text:list-item>
          <text:p text:style-name="P10">Panel regelmäßig wartbar und reinigbar positionieren, jedoch geschützt vor mechanischen Schäden (z.B. Äste, Hagel).</text:p>
        </text:list-item>
      </text:list>
      <text:p text:style-name="Horizontal_20_Line"/>
      <text:h text:style-name="Heading_20_3" text:outline-level="3">6. Wartungsfreundlichkeit</text:h>
      <text:list text:style-name="L11">
        <text:list-item>
          <text:p text:style-name="P11">Wartungsfreundliches Design wählen: Schnell zugängliche Batterieklappen, steckbare Module und klare Beschriftungen der Komponenten und Anschlüsse im Inneren.</text:p>
        </text:list-item>
        <text:list-item>
          <text:p text:style-name="P11"><text:soft-page-break/>Prüfpunkte (z.B. für Akkuspannung, Lora-Signalqualität, HX711-Messung) und Status-LEDs integrieren, um Fehlerdiagnose vor Ort zu erleichtern.</text:p>
        </text:list-item>
      </text:list>
      <text:p text:style-name="Horizontal_20_Line"/>
      <text:h text:style-name="Heading_20_3" text:outline-level="3">7. Softwareseitige Maßnahmen</text:h>
      <text:list text:style-name="L12">
        <text:list-item>
          <text:p text:style-name="P12">Nutze Deep-Sleep-Modus des ESP32 intensiv, um Batterielaufzeit und Lebensdauer der Elektronik zu erhöhen.</text:p>
        </text:list-item>
        <text:list-item>
          <text:p text:style-name="P12">Implementiere automatische Überwachungs- und Fehlermanagement-Routinen, sodass kleine Probleme automatisch erkannt und gemeldet werden.</text:p>
        </text:list-item>
      </text:list>
      <text:p text:style-name="Horizontal_20_Line"/>
      <text:h text:style-name="Heading_20_3" text:outline-level="3">Konkrete Empfehlungen zusammengefasst:</text:h>
      <text:list text:style-name="L13">
        <text:list-item>
          <text:p text:style-name="P13"><text:span text:style-name="Strong_20_Emphasis">Gehäuse</text:span>: Polycarbonat IP67, mit Gore-Tex-Ventil.</text:p>
        </text:list-item>
        <text:list-item>
          <text:p text:style-name="P13"><text:span text:style-name="Strong_20_Emphasis">Wägezellen und HX711</text:span>: Elastische Montage mit Silikonlagern, Wägezellen zusätzlich geschützt durch flexibles Epoxidharz oder Silikon.</text:p>
        </text:list-item>
        <text:list-item>
          <text:p text:style-name="P13"><text:span text:style-name="Strong_20_Emphasis">Steckverbinder/Kabel</text:span>: Industriequalität, IP68 Stecker, UV-beständige Schutzschläuche.</text:p>
        </text:list-item>
        <text:list-item>
          <text:p text:style-name="P13"><text:span text:style-name="Strong_20_Emphasis">Akku</text:span>: LiFePO4 mit zusätzlicher thermischer Isolation.</text:p>
        </text:list-item>
        <text:list-item>
          <text:p text:style-name="P13"><text:span text:style-name="Strong_20_Emphasis">Solarzellen</text:span>: Glasmodule.</text:p>
        </text:list-item>
        <text:list-item>
          <text:p text:style-name="P13"><text:span text:style-name="Strong_20_Emphasis">Elektronik</text:span>: Innere Abschottung, Korrosionsschutzbehandlung.</text:p>
        </text:list-item>
        <text:list-item>
          <text:p text:style-name="P13"><text:span text:style-name="Strong_20_Emphasis">Wartbarkeit</text:span>: Modularität und Zugänglichkeit priorisieren.</text:p>
        </text:list-item>
      </text:list>
      <text:p text:style-name="Text_20_body">Durch diese Kombination aus sorgfältiger mechanischer Konstruktion, hochwertiger und robuster Verkabelung sowie geschützter Elektronik erreichst du maximale Langlebigkeit und einen wartungsarmen Betrieb deines LoRa-Bienenstock-Waagen-System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3T21:29:12.519077800</meta:creation-date>
    <dc:date>2025-05-23T21:29:16.904637900</dc:date>
    <meta:editing-duration>PT4S</meta:editing-duration>
    <meta:editing-cycles>1</meta:editing-cycles>
    <meta:document-statistic meta:table-count="0" meta:image-count="0" meta:object-count="0" meta:page-count="3" meta:paragraph-count="49" meta:word-count="560" meta:character-count="4925" meta:non-whitespace-character-count="4443"/>
    <meta:generator>LibreOffice/25.2.2.2$Windows_X86_64 LibreOffice_project/7370d4be9e3cf6031a51beef54ff3bda878e3fac</meta:generator>
  </office:meta>
</office:document-meta>
</file>